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xi Sans1" svg:font-family="'Luxi Sans'"/>
    <style:font-face style:name="Bitstream Vera Sans" svg:font-family="'Bitstream Vera Sans'" style:font-pitch="variable"/>
    <style:font-face style:name="Luxi Sans" svg:font-family="'Luxi Sans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2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Standard" style:list-style-name="L3">
      <style:paragraph-properties fo:text-align="justify" style:justify-single-word="false"/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A DE LA REUNIÓN DEL 17/11/2005</text:p>
      <text:p text:style-name="P2"/>
      <text:p text:style-name="P2">Temas tratados:</text:p>
      <text:list text:style-name="L1">
        <text:list-item>
          <text:p text:style-name="P3">Leticia nos explicó el algoritmo encontrado para la triangulación y los problemas encontrados en él. David comentó las cosas que había estado buscando sobre estos problemas.</text:p>
        </text:list-item>
        <text:list-item>
          <text:p text:style-name="P3">David propuso bibliografía sobre el tema de redes WiFi que tratamos en el proyecto.</text:p>
        </text:list-item>
        <text:list-item>
          <text:p text:style-name="P3">María explicó las posibles implementaciones para el caso de uso Imprimir y todos estuvimos aportando ideas sobre dicha implementación.</text:p>
        </text:list-item>
        <text:list-item>
          <text:p text:style-name="P3">Leticia mencionó la posibilidad de hacer plantillas XML para los mensajes que se envían entre el PDA y el servidor.</text:p>
        </text:list-item>
        <text:list-item>
          <text:p text:style-name="P3">En relación a una próxima reunión con Manuel Ortega se acordó que, a parte de comentarle nuestros avances en el proyecto, será necesario que pida en el laboratorio las siguientes tecnologías:</text:p>
          <text:p text:style-name="P3">-Eclipse con Wireless Toolkit y los plug-in de J2ME (para ambos sistemas operativos y si no para LINUX).</text:p>
          <text:p text:style-name="P3">-MySQL en LINUX.</text:p>
        </text:list-item>
      </text:list>
      <text:p text:style-name="P4"><text:tab/>-Umbrello.</text:p>
      <text:p text:style-name="P4"><text:tab/>-Servidor.</text:p>
      <text:p text:style-name="P4"/>
      <text:p text:style-name="P2">Conclusiones:</text:p>
      <text:list text:style-name="L2">
        <text:list-item>
          <text:p text:style-name="P5">Acuerdo sobre la conveniencia de que el servidor sea en LINUX y usar CUPS <text:s/>como servidor de impresoras.</text:p>
        </text:list-item>
        <text:list-item>
          <text:p text:style-name="P5">La realización de las plantillas XML antes mencionadas queda postpuesta.</text:p>
        </text:list-item>
      </text:list>
      <text:list text:style-name="L3">
        <text:list-item>
          <text:p text:style-name="P6">Leticia comenzará la implementación del algoritmo de triangulación para comprobar su correcto funcionamiento.</text:p>
        </text:list-item>
        <text:list-item>
          <text:p text:style-name="P6">David investigará cómo hacer más eficiente dicho algoritmo buscando una forma alternativa al “ping” para calcular las distancias.</text:p>
        </text:list-item>
        <text:list-item>
          <text:p text:style-name="P6">María comenzará la implementación del inicio de la aplicación.</text:p>
        </text:list-item>
        <text:list-item>
          <text:p text:style-name="P6">David revisará la bibliografía que sería necesario pedir a la biblioteca y hará una desiderata de dichos libro junto con el que propuso María de J2ME.</text:p>
        </text:list-item>
        <text:list-item>
          <text:p text:style-name="P6">David se encargará de mandar un correo a Manuel Ortega para quedar con él el próximo 21 a las 16 horas.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xi Sans1" svg:font-family="'Luxi Sans'"/>
    <style:font-face style:name="Bitstream Vera Sans" svg:font-family="'Bitstream Vera Sans'" style:font-pitch="variable"/>
    <style:font-face style:name="Luxi Sans" svg:font-family="'Luxi Sans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font-name-asian="Bitstream Vera Sans" style:font-size-asian="12pt" style:language-asian="none" style:country-asian="none" style:font-name-complex="Luxi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xi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xi 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xi 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creation-date>2005-11-17T21:32:19</meta:creation-date>
    <dc:date>2005-11-17T21:52:22</dc:date>
    <dc:language>es-ES</dc:language>
    <meta:editing-cycles>6</meta:editing-cycles>
    <meta:editing-duration>PT20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9" meta:word-count="260" meta:character-count="1627"/>
  </office:meta>
</office:document-meta>
</file>